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87cm"/>
    </style:style>
    <style:style style:name="co3" style:family="table-column">
      <style:table-column-properties fo:break-before="auto" style:column-width="6.473cm"/>
    </style:style>
    <style:style style:name="co4" style:family="table-column">
      <style:table-column-properties fo:break-before="auto" style:column-width="4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ain_Test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Esperado</text:p>
          </table:table-cell>
          <table:table-cell table:number-columns-repeated="2"/>
          <table:table-cell office:value-type="string" calcext:value-type="string">
            <text:p>Obtido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&lt;class&gt;</text:p>
          </table:table-cell>
          <table:table-cell table:number-columns-repeated="2"/>
          <table:table-cell office:value-type="string" calcext:value-type="string">
            <text:p>&lt;class&gt;</text:p>
          </table:table-cell>
          <table:table-cell table:formula="of:=[.C5]=[.F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class &lt;/keyword&gt;</text:p>
          </table:table-cell>
          <table:table-cell table:number-columns-repeated="2"/>
          <table:table-cell office:value-type="string" calcext:value-type="string">
            <text:p>&lt;keyword&gt; class &lt;/keyword&gt;</text:p>
          </table:table-cell>
          <table:table-cell table:formula="of:=[.C6]=[.F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Main &lt;/identifier&gt;</text:p>
          </table:table-cell>
          <table:table-cell table:number-columns-repeated="2"/>
          <table:table-cell office:value-type="string" calcext:value-type="string">
            <text:p>&lt;identifier&gt; Main &lt;/identifier&gt;</text:p>
          </table:table-cell>
          <table:table-cell table:formula="of:=[.C7]=[.F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{ &lt;/symbol&gt;</text:p>
          </table:table-cell>
          <table:table-cell table:number-columns-repeated="2"/>
          <table:table-cell office:value-type="string" calcext:value-type="string">
            <text:p>&lt;symbol&gt; { &lt;/symbol&gt;</text:p>
          </table:table-cell>
          <table:table-cell table:formula="of:=[.C8]=[.F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classVarDec&gt;</text:p>
          </table:table-cell>
          <table:table-cell table:number-columns-repeated="2"/>
          <table:table-cell office:value-type="string" calcext:value-type="string">
            <text:p>&lt;classVarDec&gt;</text:p>
          </table:table-cell>
          <table:table-cell table:formula="of:=[.C9]=[.F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static &lt;/keyword&gt;</text:p>
          </table:table-cell>
          <table:table-cell table:number-columns-repeated="2"/>
          <table:table-cell office:value-type="string" calcext:value-type="string">
            <text:p>&lt;keyword&gt; static &lt;/keyword&gt;</text:p>
          </table:table-cell>
          <table:table-cell table:formula="of:=[.C10]=[.F1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boolean &lt;/keyword&gt;</text:p>
          </table:table-cell>
          <table:table-cell table:number-columns-repeated="2"/>
          <table:table-cell office:value-type="string" calcext:value-type="string">
            <text:p>&lt;keyword&gt; boolean &lt;/keyword&gt;</text:p>
          </table:table-cell>
          <table:table-cell table:formula="of:=[.C11]=[.F1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test &lt;/identifier&gt;</text:p>
          </table:table-cell>
          <table:table-cell table:number-columns-repeated="2"/>
          <table:table-cell office:value-type="string" calcext:value-type="string">
            <text:p>&lt;identifier&gt; test &lt;/identifier&gt;</text:p>
          </table:table-cell>
          <table:table-cell table:formula="of:=[.C12]=[.F1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13]=[.F1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classVarDec&gt;</text:p>
          </table:table-cell>
          <table:table-cell table:number-columns-repeated="2"/>
          <table:table-cell office:value-type="string" calcext:value-type="string">
            <text:p>&lt;/classVarDec&gt;</text:p>
          </table:table-cell>
          <table:table-cell table:formula="of:=[.C14]=[.F1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ubroutineDec&gt;</text:p>
          </table:table-cell>
          <table:table-cell table:number-columns-repeated="2"/>
          <table:table-cell office:value-type="string" calcext:value-type="string">
            <text:p>&lt;subroutineDec&gt;</text:p>
          </table:table-cell>
          <table:table-cell table:formula="of:=[.C15]=[.F1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function &lt;/keyword&gt;</text:p>
          </table:table-cell>
          <table:table-cell table:number-columns-repeated="2"/>
          <table:table-cell office:value-type="string" calcext:value-type="string">
            <text:p>&lt;keyword&gt; function &lt;/keyword&gt;</text:p>
          </table:table-cell>
          <table:table-cell table:formula="of:=[.C16]=[.F1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void &lt;/keyword&gt;</text:p>
          </table:table-cell>
          <table:table-cell table:number-columns-repeated="2"/>
          <table:table-cell office:value-type="string" calcext:value-type="string">
            <text:p>&lt;keyword&gt; void &lt;/keyword&gt;</text:p>
          </table:table-cell>
          <table:table-cell table:formula="of:=[.C17]=[.F1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Main &lt;/identifier&gt;</text:p>
          </table:table-cell>
          <table:table-cell table:number-columns-repeated="2"/>
          <table:table-cell office:value-type="string" calcext:value-type="string">
            <text:p>&lt;identifier&gt; main &lt;/identifier&gt;</text:p>
          </table:table-cell>
          <table:table-cell table:formula="of:=[.C18]=[.F18]" office:value-type="boolean" office:boolean-value="false" calcext:value-type="boolean">
            <text:p>FAL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( &lt;/symbol&gt;</text:p>
          </table:table-cell>
          <table:table-cell table:number-columns-repeated="2"/>
          <table:table-cell office:value-type="string" calcext:value-type="string">
            <text:p>&lt;symbol&gt; ( &lt;/symbol&gt;</text:p>
          </table:table-cell>
          <table:table-cell table:formula="of:=[.C19]=[.F1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parameterList&gt;</text:p>
          </table:table-cell>
          <table:table-cell table:number-columns-repeated="2"/>
          <table:table-cell office:value-type="string" calcext:value-type="string">
            <text:p>&lt;parameterList&gt;</text:p>
          </table:table-cell>
          <table:table-cell table:formula="of:=[.C20]=[.F2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parameterList&gt;</text:p>
          </table:table-cell>
          <table:table-cell table:number-columns-repeated="2"/>
          <table:table-cell office:value-type="string" calcext:value-type="string">
            <text:p>&lt;/parameterList&gt;</text:p>
          </table:table-cell>
          <table:table-cell table:formula="of:=[.C21]=[.F2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) &lt;/symbol&gt;</text:p>
          </table:table-cell>
          <table:table-cell table:number-columns-repeated="2"/>
          <table:table-cell office:value-type="string" calcext:value-type="string">
            <text:p>&lt;symbol&gt; ) &lt;/symbol&gt;</text:p>
          </table:table-cell>
          <table:table-cell table:formula="of:=[.C22]=[.F2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ubroutineBody&gt;</text:p>
          </table:table-cell>
          <table:table-cell table:number-columns-repeated="2"/>
          <table:table-cell office:value-type="string" calcext:value-type="string">
            <text:p>&lt;subroutineBody&gt;</text:p>
          </table:table-cell>
          <table:table-cell table:formula="of:=[.C23]=[.F2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{ &lt;/symbol&gt;</text:p>
          </table:table-cell>
          <table:table-cell table:number-columns-repeated="2"/>
          <table:table-cell office:value-type="string" calcext:value-type="string">
            <text:p>&lt;symbol&gt; { &lt;/symbol&gt;</text:p>
          </table:table-cell>
          <table:table-cell table:formula="of:=[.C24]=[.F2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varDec&gt;</text:p>
          </table:table-cell>
          <table:table-cell table:number-columns-repeated="2"/>
          <table:table-cell office:value-type="string" calcext:value-type="string">
            <text:p>&lt;varDec&gt;</text:p>
          </table:table-cell>
          <table:table-cell table:formula="of:=[.C25]=[.F2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var &lt;/keyword&gt;</text:p>
          </table:table-cell>
          <table:table-cell table:number-columns-repeated="2"/>
          <table:table-cell office:value-type="string" calcext:value-type="string">
            <text:p>&lt;keyword&gt; var &lt;/keyword&gt;</text:p>
          </table:table-cell>
          <table:table-cell table:formula="of:=[.C26]=[.F2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SquareGame &lt;/identifier&gt;</text:p>
          </table:table-cell>
          <table:table-cell table:number-columns-repeated="2"/>
          <table:table-cell office:value-type="string" calcext:value-type="string">
            <text:p>&lt;identifier&gt; SquareGame &lt;/identifier&gt;</text:p>
          </table:table-cell>
          <table:table-cell table:formula="of:=[.C27]=[.F2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game &lt;/identifier&gt;</text:p>
          </table:table-cell>
          <table:table-cell table:number-columns-repeated="2"/>
          <table:table-cell office:value-type="string" calcext:value-type="string">
            <text:p>&lt;identifier&gt; game &lt;/identifier&gt;</text:p>
          </table:table-cell>
          <table:table-cell table:formula="of:=[.C28]=[.F2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29]=[.F2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varDec&gt;</text:p>
          </table:table-cell>
          <table:table-cell table:number-columns-repeated="2"/>
          <table:table-cell office:value-type="string" calcext:value-type="string">
            <text:p>&lt;/varDec&gt;</text:p>
          </table:table-cell>
          <table:table-cell table:formula="of:=[.C30]=[.F3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tatements&gt;</text:p>
          </table:table-cell>
          <table:table-cell table:number-columns-repeated="2"/>
          <table:table-cell office:value-type="string" calcext:value-type="string">
            <text:p>&lt;statements&gt;</text:p>
          </table:table-cell>
          <table:table-cell table:formula="of:=[.C31]=[.F3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letStatement&gt;</text:p>
          </table:table-cell>
          <table:table-cell table:number-columns-repeated="2"/>
          <table:table-cell office:value-type="string" calcext:value-type="string">
            <text:p>&lt;letStatement&gt;</text:p>
          </table:table-cell>
          <table:table-cell table:formula="of:=[.C32]=[.F3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formula="of:=[.C33]=[.F3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game &lt;/identifier&gt;</text:p>
          </table:table-cell>
          <table:table-cell table:number-columns-repeated="2"/>
          <table:table-cell office:value-type="string" calcext:value-type="string">
            <text:p>&lt;identifier&gt; game &lt;/identifier&gt;</text:p>
          </table:table-cell>
          <table:table-cell table:formula="of:=[.C34]=[.F3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= &lt;/symbol&gt;</text:p>
          </table:table-cell>
          <table:table-cell table:number-columns-repeated="2"/>
          <table:table-cell office:value-type="string" calcext:value-type="string">
            <text:p>&lt;symbol&gt; = &lt;/symbol&gt;</text:p>
          </table:table-cell>
          <table:table-cell table:formula="of:=[.C35]=[.F3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36]=[.F3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37]=[.F3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SquareGame &lt;/identifier&gt;</text:p>
          </table:table-cell>
          <table:table-cell table:number-columns-repeated="2"/>
          <table:table-cell office:value-type="string" calcext:value-type="string">
            <text:p>&lt;identifier&gt; SquareGame &lt;/identifier&gt;</text:p>
          </table:table-cell>
          <table:table-cell table:formula="of:=[.C38]=[.F3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. &lt;/symbol&gt;</text:p>
          </table:table-cell>
          <table:table-cell table:number-columns-repeated="2"/>
          <table:table-cell office:value-type="string" calcext:value-type="string">
            <text:p>&lt;symbol&gt; . &lt;/symbol&gt;</text:p>
          </table:table-cell>
          <table:table-cell table:formula="of:=[.C39]=[.F3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new &lt;/identifier&gt;</text:p>
          </table:table-cell>
          <table:table-cell table:number-columns-repeated="2"/>
          <table:table-cell office:value-type="string" calcext:value-type="string">
            <text:p>&lt;identifier&gt; new &lt;/identifier&gt;</text:p>
          </table:table-cell>
          <table:table-cell table:formula="of:=[.C40]=[.F4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( &lt;/symbol&gt;</text:p>
          </table:table-cell>
          <table:table-cell table:number-columns-repeated="2"/>
          <table:table-cell office:value-type="string" calcext:value-type="string">
            <text:p>&lt;symbol&gt; ( &lt;/symbol&gt;</text:p>
          </table:table-cell>
          <table:table-cell table:formula="of:=[.C41]=[.F4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List&gt;</text:p>
          </table:table-cell>
          <table:table-cell table:number-columns-repeated="2"/>
          <table:table-cell office:value-type="string" calcext:value-type="string">
            <text:p>&lt;expressionList&gt;</text:p>
          </table:table-cell>
          <table:table-cell table:formula="of:=[.C42]=[.F4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List&gt;</text:p>
          </table:table-cell>
          <table:table-cell table:number-columns-repeated="2"/>
          <table:table-cell office:value-type="string" calcext:value-type="string">
            <text:p>&lt;/expressionList&gt;</text:p>
          </table:table-cell>
          <table:table-cell table:formula="of:=[.C43]=[.F4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) &lt;/symbol&gt;</text:p>
          </table:table-cell>
          <table:table-cell table:number-columns-repeated="2"/>
          <table:table-cell office:value-type="string" calcext:value-type="string">
            <text:p>&lt;symbol&gt; ) &lt;/symbol&gt;</text:p>
          </table:table-cell>
          <table:table-cell table:formula="of:=[.C44]=[.F4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45]=[.F4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46]=[.F4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47]=[.F4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letStatement&gt;</text:p>
          </table:table-cell>
          <table:table-cell table:number-columns-repeated="2"/>
          <table:table-cell office:value-type="string" calcext:value-type="string">
            <text:p>&lt;/letStatement&gt;</text:p>
          </table:table-cell>
          <table:table-cell table:formula="of:=[.C48]=[.F4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oStatement&gt;</text:p>
          </table:table-cell>
          <table:table-cell table:number-columns-repeated="2"/>
          <table:table-cell office:value-type="string" calcext:value-type="string">
            <text:p>&lt;doStatement&gt;</text:p>
          </table:table-cell>
          <table:table-cell table:formula="of:=[.C49]=[.F4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do &lt;/keyword&gt;</text:p>
          </table:table-cell>
          <table:table-cell table:number-columns-repeated="2"/>
          <table:table-cell office:value-type="string" calcext:value-type="string">
            <text:p>&lt;keyword&gt; do &lt;/keyword&gt;</text:p>
          </table:table-cell>
          <table:table-cell table:formula="of:=[.C50]=[.F5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game &lt;/identifier&gt;</text:p>
          </table:table-cell>
          <table:table-cell table:number-columns-repeated="2"/>
          <table:table-cell office:value-type="string" calcext:value-type="string">
            <text:p>&lt;identifier&gt; game &lt;/identifier&gt;</text:p>
          </table:table-cell>
          <table:table-cell table:formula="of:=[.C51]=[.F5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. &lt;/symbol&gt;</text:p>
          </table:table-cell>
          <table:table-cell table:number-columns-repeated="2"/>
          <table:table-cell office:value-type="string" calcext:value-type="string">
            <text:p>&lt;symbol&gt; . &lt;/symbol&gt;</text:p>
          </table:table-cell>
          <table:table-cell table:formula="of:=[.C52]=[.F5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run &lt;/identifier&gt;</text:p>
          </table:table-cell>
          <table:table-cell table:number-columns-repeated="2"/>
          <table:table-cell office:value-type="string" calcext:value-type="string">
            <text:p>&lt;identifier&gt; run &lt;/identifier&gt;</text:p>
          </table:table-cell>
          <table:table-cell table:formula="of:=[.C53]=[.F5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( &lt;/symbol&gt;</text:p>
          </table:table-cell>
          <table:table-cell table:number-columns-repeated="2"/>
          <table:table-cell office:value-type="string" calcext:value-type="string">
            <text:p>&lt;symbol&gt; ( &lt;/symbol&gt;</text:p>
          </table:table-cell>
          <table:table-cell table:formula="of:=[.C54]=[.F5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List&gt;</text:p>
          </table:table-cell>
          <table:table-cell table:number-columns-repeated="2"/>
          <table:table-cell office:value-type="string" calcext:value-type="string">
            <text:p>&lt;expressionList&gt;</text:p>
          </table:table-cell>
          <table:table-cell table:formula="of:=[.C55]=[.F5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List&gt;</text:p>
          </table:table-cell>
          <table:table-cell table:number-columns-repeated="2"/>
          <table:table-cell office:value-type="string" calcext:value-type="string">
            <text:p>&lt;/expressionList&gt;</text:p>
          </table:table-cell>
          <table:table-cell table:formula="of:=[.C56]=[.F5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) &lt;/symbol&gt;</text:p>
          </table:table-cell>
          <table:table-cell table:number-columns-repeated="2"/>
          <table:table-cell office:value-type="string" calcext:value-type="string">
            <text:p>&lt;symbol&gt; ) &lt;/symbol&gt;</text:p>
          </table:table-cell>
          <table:table-cell table:formula="of:=[.C57]=[.F5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58]=[.F5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doStatement&gt;</text:p>
          </table:table-cell>
          <table:table-cell table:number-columns-repeated="2"/>
          <table:table-cell office:value-type="string" calcext:value-type="string">
            <text:p>&lt;/doStatement&gt;</text:p>
          </table:table-cell>
          <table:table-cell table:formula="of:=[.C59]=[.F5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oStatement&gt;</text:p>
          </table:table-cell>
          <table:table-cell table:number-columns-repeated="2"/>
          <table:table-cell office:value-type="string" calcext:value-type="string">
            <text:p>&lt;doStatement&gt;</text:p>
          </table:table-cell>
          <table:table-cell table:formula="of:=[.C60]=[.F6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do &lt;/keyword&gt;</text:p>
          </table:table-cell>
          <table:table-cell table:number-columns-repeated="2"/>
          <table:table-cell office:value-type="string" calcext:value-type="string">
            <text:p>&lt;keyword&gt; do &lt;/keyword&gt;</text:p>
          </table:table-cell>
          <table:table-cell table:formula="of:=[.C61]=[.F6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game &lt;/identifier&gt;</text:p>
          </table:table-cell>
          <table:table-cell table:number-columns-repeated="2"/>
          <table:table-cell office:value-type="string" calcext:value-type="string">
            <text:p>&lt;identifier&gt; game &lt;/identifier&gt;</text:p>
          </table:table-cell>
          <table:table-cell table:formula="of:=[.C62]=[.F6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. &lt;/symbol&gt;</text:p>
          </table:table-cell>
          <table:table-cell table:number-columns-repeated="2"/>
          <table:table-cell office:value-type="string" calcext:value-type="string">
            <text:p>&lt;symbol&gt; . &lt;/symbol&gt;</text:p>
          </table:table-cell>
          <table:table-cell table:formula="of:=[.C63]=[.F6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dispose &lt;/identifier&gt;</text:p>
          </table:table-cell>
          <table:table-cell table:number-columns-repeated="2"/>
          <table:table-cell office:value-type="string" calcext:value-type="string">
            <text:p>&lt;identifier&gt; dispose &lt;/identifier&gt;</text:p>
          </table:table-cell>
          <table:table-cell table:formula="of:=[.C64]=[.F6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( &lt;/symbol&gt;</text:p>
          </table:table-cell>
          <table:table-cell table:number-columns-repeated="2"/>
          <table:table-cell office:value-type="string" calcext:value-type="string">
            <text:p>&lt;symbol&gt; ( &lt;/symbol&gt;</text:p>
          </table:table-cell>
          <table:table-cell table:formula="of:=[.C65]=[.F6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List&gt;</text:p>
          </table:table-cell>
          <table:table-cell table:number-columns-repeated="2"/>
          <table:table-cell office:value-type="string" calcext:value-type="string">
            <text:p>&lt;expressionList&gt;</text:p>
          </table:table-cell>
          <table:table-cell table:formula="of:=[.C66]=[.F6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List&gt;</text:p>
          </table:table-cell>
          <table:table-cell table:number-columns-repeated="2"/>
          <table:table-cell office:value-type="string" calcext:value-type="string">
            <text:p>&lt;/expressionList&gt;</text:p>
          </table:table-cell>
          <table:table-cell table:formula="of:=[.C67]=[.F6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) &lt;/symbol&gt;</text:p>
          </table:table-cell>
          <table:table-cell table:number-columns-repeated="2"/>
          <table:table-cell office:value-type="string" calcext:value-type="string">
            <text:p>&lt;symbol&gt; ) &lt;/symbol&gt;</text:p>
          </table:table-cell>
          <table:table-cell table:formula="of:=[.C68]=[.F6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69]=[.F6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doStatement&gt;</text:p>
          </table:table-cell>
          <table:table-cell table:number-columns-repeated="2"/>
          <table:table-cell office:value-type="string" calcext:value-type="string">
            <text:p>&lt;/doStatement&gt;</text:p>
          </table:table-cell>
          <table:table-cell table:formula="of:=[.C70]=[.F7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returnStatement&gt;</text:p>
          </table:table-cell>
          <table:table-cell table:number-columns-repeated="2"/>
          <table:table-cell office:value-type="string" calcext:value-type="string">
            <text:p>&lt;returnStatement&gt;</text:p>
          </table:table-cell>
          <table:table-cell table:formula="of:=[.C71]=[.F7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return &lt;/keyword&gt;</text:p>
          </table:table-cell>
          <table:table-cell table:number-columns-repeated="2"/>
          <table:table-cell office:value-type="string" calcext:value-type="string">
            <text:p>&lt;keyword&gt; return &lt;/keyword&gt;</text:p>
          </table:table-cell>
          <table:table-cell table:formula="of:=[.C72]=[.F7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73]=[.F7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returnStatement&gt;</text:p>
          </table:table-cell>
          <table:table-cell table:number-columns-repeated="2"/>
          <table:table-cell office:value-type="string" calcext:value-type="string">
            <text:p>&lt;/returnStatement&gt;</text:p>
          </table:table-cell>
          <table:table-cell table:formula="of:=[.C74]=[.F7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statements&gt;</text:p>
          </table:table-cell>
          <table:table-cell table:number-columns-repeated="2"/>
          <table:table-cell office:value-type="string" calcext:value-type="string">
            <text:p>&lt;/statements&gt;</text:p>
          </table:table-cell>
          <table:table-cell table:formula="of:=[.C75]=[.F7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} &lt;/symbol&gt;</text:p>
          </table:table-cell>
          <table:table-cell table:number-columns-repeated="2"/>
          <table:table-cell office:value-type="string" calcext:value-type="string">
            <text:p>&lt;symbol&gt; } &lt;/symbol&gt;</text:p>
          </table:table-cell>
          <table:table-cell table:formula="of:=[.C76]=[.F7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subroutineBody&gt;</text:p>
          </table:table-cell>
          <table:table-cell table:number-columns-repeated="2"/>
          <table:table-cell office:value-type="string" calcext:value-type="string">
            <text:p>&lt;/subroutineBody&gt;</text:p>
          </table:table-cell>
          <table:table-cell table:formula="of:=[.C77]=[.F7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subroutineDec&gt;</text:p>
          </table:table-cell>
          <table:table-cell table:number-columns-repeated="2"/>
          <table:table-cell office:value-type="string" calcext:value-type="string">
            <text:p>&lt;/subroutineDec&gt;</text:p>
          </table:table-cell>
          <table:table-cell table:formula="of:=[.C78]=[.F7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ubroutineDec&gt;</text:p>
          </table:table-cell>
          <table:table-cell table:number-columns-repeated="2"/>
          <table:table-cell office:value-type="string" calcext:value-type="string">
            <text:p>&lt;subroutineDec&gt;</text:p>
          </table:table-cell>
          <table:table-cell table:formula="of:=[.C79]=[.F7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function &lt;/keyword&gt;</text:p>
          </table:table-cell>
          <table:table-cell table:number-columns-repeated="2"/>
          <table:table-cell office:value-type="string" calcext:value-type="string">
            <text:p>&lt;keyword&gt; function &lt;/keyword&gt;</text:p>
          </table:table-cell>
          <table:table-cell table:formula="of:=[.C80]=[.F8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void &lt;/keyword&gt;</text:p>
          </table:table-cell>
          <table:table-cell table:number-columns-repeated="2"/>
          <table:table-cell office:value-type="string" calcext:value-type="string">
            <text:p>&lt;keyword&gt; void &lt;/keyword&gt;</text:p>
          </table:table-cell>
          <table:table-cell table:formula="of:=[.C81]=[.F8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more &lt;/identifier&gt;</text:p>
          </table:table-cell>
          <table:table-cell table:number-columns-repeated="2"/>
          <table:table-cell office:value-type="string" calcext:value-type="string">
            <text:p>&lt;identifier&gt; more &lt;/identifier&gt;</text:p>
          </table:table-cell>
          <table:table-cell table:formula="of:=[.C82]=[.F8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( &lt;/symbol&gt;</text:p>
          </table:table-cell>
          <table:table-cell table:number-columns-repeated="2"/>
          <table:table-cell office:value-type="string" calcext:value-type="string">
            <text:p>&lt;symbol&gt; ( &lt;/symbol&gt;</text:p>
          </table:table-cell>
          <table:table-cell table:formula="of:=[.C83]=[.F8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parameterList&gt;</text:p>
          </table:table-cell>
          <table:table-cell table:number-columns-repeated="2"/>
          <table:table-cell office:value-type="string" calcext:value-type="string">
            <text:p>&lt;parameterList&gt;</text:p>
          </table:table-cell>
          <table:table-cell table:formula="of:=[.C84]=[.F8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parameterList&gt;</text:p>
          </table:table-cell>
          <table:table-cell table:number-columns-repeated="2"/>
          <table:table-cell office:value-type="string" calcext:value-type="string">
            <text:p>&lt;/parameterList&gt;</text:p>
          </table:table-cell>
          <table:table-cell table:formula="of:=[.C85]=[.F8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) &lt;/symbol&gt;</text:p>
          </table:table-cell>
          <table:table-cell table:number-columns-repeated="2"/>
          <table:table-cell office:value-type="string" calcext:value-type="string">
            <text:p>&lt;symbol&gt; ) &lt;/symbol&gt;</text:p>
          </table:table-cell>
          <table:table-cell table:formula="of:=[.C86]=[.F8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ubroutineBody&gt;</text:p>
          </table:table-cell>
          <table:table-cell table:number-columns-repeated="2"/>
          <table:table-cell office:value-type="string" calcext:value-type="string">
            <text:p>&lt;subroutineBody&gt;</text:p>
          </table:table-cell>
          <table:table-cell table:formula="of:=[.C87]=[.F8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&lt;symbol&gt; { &lt;/symbol&gt;</text:p>
          </table:table-cell>
          <table:table-cell table:number-columns-repeated="2"/>
          <table:table-cell office:value-type="string" calcext:value-type="string">
            <text:p>&lt;symbol&gt; { &lt;/symbol&gt;</text:p>
          </table:table-cell>
          <table:table-cell table:formula="of:=[.C88]=[.F8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varDec&gt;</text:p>
          </table:table-cell>
          <table:table-cell table:number-columns-repeated="2"/>
          <table:table-cell office:value-type="string" calcext:value-type="string">
            <text:p>&lt;varDec&gt;</text:p>
          </table:table-cell>
          <table:table-cell table:formula="of:=[.C89]=[.F8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var &lt;/keyword&gt;</text:p>
          </table:table-cell>
          <table:table-cell table:number-columns-repeated="2"/>
          <table:table-cell office:value-type="string" calcext:value-type="string">
            <text:p>&lt;keyword&gt; var &lt;/keyword&gt;</text:p>
          </table:table-cell>
          <table:table-cell table:formula="of:=[.C90]=[.F9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int &lt;/keyword&gt;</text:p>
          </table:table-cell>
          <table:table-cell table:number-columns-repeated="2"/>
          <table:table-cell office:value-type="string" calcext:value-type="string">
            <text:p>&lt;keyword&gt; int &lt;/keyword&gt;</text:p>
          </table:table-cell>
          <table:table-cell table:formula="of:=[.C91]=[.F9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i &lt;/identifier&gt;</text:p>
          </table:table-cell>
          <table:table-cell table:number-columns-repeated="2"/>
          <table:table-cell office:value-type="string" calcext:value-type="string">
            <text:p>&lt;identifier&gt; i &lt;/identifier&gt;</text:p>
          </table:table-cell>
          <table:table-cell table:formula="of:=[.C92]=[.F9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, &lt;/symbol&gt;</text:p>
          </table:table-cell>
          <table:table-cell table:number-columns-repeated="2"/>
          <table:table-cell office:value-type="string" calcext:value-type="string">
            <text:p>&lt;symbol&gt; , &lt;/symbol&gt;</text:p>
          </table:table-cell>
          <table:table-cell table:formula="of:=[.C93]=[.F9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j &lt;/identifier&gt;</text:p>
          </table:table-cell>
          <table:table-cell table:number-columns-repeated="2"/>
          <table:table-cell office:value-type="string" calcext:value-type="string">
            <text:p>&lt;identifier&gt; j &lt;/identifier&gt;</text:p>
          </table:table-cell>
          <table:table-cell table:formula="of:=[.C94]=[.F9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95]=[.F9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varDec&gt;</text:p>
          </table:table-cell>
          <table:table-cell table:number-columns-repeated="2"/>
          <table:table-cell office:value-type="string" calcext:value-type="string">
            <text:p>&lt;/varDec&gt;</text:p>
          </table:table-cell>
          <table:table-cell table:formula="of:=[.C96]=[.F9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varDec&gt;</text:p>
          </table:table-cell>
          <table:table-cell table:number-columns-repeated="2"/>
          <table:table-cell office:value-type="string" calcext:value-type="string">
            <text:p>&lt;varDec&gt;</text:p>
          </table:table-cell>
          <table:table-cell table:formula="of:=[.C97]=[.F9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var &lt;/keyword&gt;</text:p>
          </table:table-cell>
          <table:table-cell table:number-columns-repeated="2"/>
          <table:table-cell office:value-type="string" calcext:value-type="string">
            <text:p>&lt;keyword&gt; var &lt;/keyword&gt;</text:p>
          </table:table-cell>
          <table:table-cell table:formula="of:=[.C98]=[.F9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String &lt;/identifier&gt;</text:p>
          </table:table-cell>
          <table:table-cell table:number-columns-repeated="2"/>
          <table:table-cell office:value-type="string" calcext:value-type="string">
            <text:p>&lt;identifier&gt; String &lt;/identifier&gt;</text:p>
          </table:table-cell>
          <table:table-cell table:formula="of:=[.C99]=[.F9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s &lt;/identifier&gt;</text:p>
          </table:table-cell>
          <table:table-cell table:number-columns-repeated="2"/>
          <table:table-cell office:value-type="string" calcext:value-type="string">
            <text:p>&lt;identifier&gt; s &lt;/identifier&gt;</text:p>
          </table:table-cell>
          <table:table-cell table:formula="of:=[.C100]=[.F10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101]=[.F10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varDec&gt;</text:p>
          </table:table-cell>
          <table:table-cell table:number-columns-repeated="2"/>
          <table:table-cell office:value-type="string" calcext:value-type="string">
            <text:p>&lt;/varDec&gt;</text:p>
          </table:table-cell>
          <table:table-cell table:formula="of:=[.C102]=[.F10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varDec&gt;</text:p>
          </table:table-cell>
          <table:table-cell table:number-columns-repeated="2"/>
          <table:table-cell office:value-type="string" calcext:value-type="string">
            <text:p>&lt;varDec&gt;</text:p>
          </table:table-cell>
          <table:table-cell table:formula="of:=[.C103]=[.F10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var &lt;/keyword&gt;</text:p>
          </table:table-cell>
          <table:table-cell table:number-columns-repeated="2"/>
          <table:table-cell office:value-type="string" calcext:value-type="string">
            <text:p>&lt;keyword&gt; var &lt;/keyword&gt;</text:p>
          </table:table-cell>
          <table:table-cell table:formula="of:=[.C104]=[.F10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Array &lt;/identifier&gt;</text:p>
          </table:table-cell>
          <table:table-cell table:number-columns-repeated="2"/>
          <table:table-cell office:value-type="string" calcext:value-type="string">
            <text:p>&lt;identifier&gt; Array &lt;/identifier&gt;</text:p>
          </table:table-cell>
          <table:table-cell table:formula="of:=[.C105]=[.F10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a &lt;/identifier&gt;</text:p>
          </table:table-cell>
          <table:table-cell table:number-columns-repeated="2"/>
          <table:table-cell office:value-type="string" calcext:value-type="string">
            <text:p>&lt;identifier&gt; a &lt;/identifier&gt;</text:p>
          </table:table-cell>
          <table:table-cell table:formula="of:=[.C106]=[.F10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107]=[.F10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varDec&gt;</text:p>
          </table:table-cell>
          <table:table-cell table:number-columns-repeated="2"/>
          <table:table-cell office:value-type="string" calcext:value-type="string">
            <text:p>&lt;/varDec&gt;</text:p>
          </table:table-cell>
          <table:table-cell table:formula="of:=[.C108]=[.F10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tatements&gt;</text:p>
          </table:table-cell>
          <table:table-cell table:number-columns-repeated="2"/>
          <table:table-cell office:value-type="string" calcext:value-type="string">
            <text:p>&lt;statements&gt;</text:p>
          </table:table-cell>
          <table:table-cell table:formula="of:=[.C109]=[.F10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fStatement&gt;</text:p>
          </table:table-cell>
          <table:table-cell table:number-columns-repeated="2"/>
          <table:table-cell office:value-type="string" calcext:value-type="string">
            <text:p>&lt;ifStatement&gt;</text:p>
          </table:table-cell>
          <table:table-cell table:formula="of:=[.C110]=[.F11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if &lt;/keyword&gt;</text:p>
          </table:table-cell>
          <table:table-cell table:number-columns-repeated="2"/>
          <table:table-cell office:value-type="string" calcext:value-type="string">
            <text:p>&lt;keyword&gt; if &lt;/keyword&gt;</text:p>
          </table:table-cell>
          <table:table-cell table:formula="of:=[.C111]=[.F11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( &lt;/symbol&gt;</text:p>
          </table:table-cell>
          <table:table-cell table:number-columns-repeated="2"/>
          <table:table-cell office:value-type="string" calcext:value-type="string">
            <text:p>&lt;symbol&gt; ( &lt;/symbol&gt;</text:p>
          </table:table-cell>
          <table:table-cell table:formula="of:=[.C112]=[.F11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113]=[.F11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114]=[.F11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false &lt;/keyword&gt;</text:p>
          </table:table-cell>
          <table:table-cell table:number-columns-repeated="2"/>
          <table:table-cell office:value-type="string" calcext:value-type="string">
            <text:p>&lt;keyword&gt; false &lt;/keyword&gt;</text:p>
          </table:table-cell>
          <table:table-cell table:formula="of:=[.C115]=[.F11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116]=[.F11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117]=[.F11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) &lt;/symbol&gt;</text:p>
          </table:table-cell>
          <table:table-cell table:number-columns-repeated="2"/>
          <table:table-cell office:value-type="string" calcext:value-type="string">
            <text:p>&lt;symbol&gt; ) &lt;/symbol&gt;</text:p>
          </table:table-cell>
          <table:table-cell table:formula="of:=[.C118]=[.F11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{ &lt;/symbol&gt;</text:p>
          </table:table-cell>
          <table:table-cell table:number-columns-repeated="2"/>
          <table:table-cell office:value-type="string" calcext:value-type="string">
            <text:p>&lt;symbol&gt; { &lt;/symbol&gt;</text:p>
          </table:table-cell>
          <table:table-cell table:formula="of:=[.C119]=[.F11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tatements&gt;</text:p>
          </table:table-cell>
          <table:table-cell table:number-columns-repeated="2"/>
          <table:table-cell office:value-type="string" calcext:value-type="string">
            <text:p>&lt;statements&gt;</text:p>
          </table:table-cell>
          <table:table-cell table:formula="of:=[.C120]=[.F12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letStatement&gt;</text:p>
          </table:table-cell>
          <table:table-cell table:number-columns-repeated="2"/>
          <table:table-cell office:value-type="string" calcext:value-type="string">
            <text:p>&lt;letStatement&gt;</text:p>
          </table:table-cell>
          <table:table-cell table:formula="of:=[.C121]=[.F12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formula="of:=[.C122]=[.F12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s &lt;/identifier&gt;</text:p>
          </table:table-cell>
          <table:table-cell table:number-columns-repeated="2"/>
          <table:table-cell office:value-type="string" calcext:value-type="string">
            <text:p>&lt;identifier&gt; s &lt;/identifier&gt;</text:p>
          </table:table-cell>
          <table:table-cell table:formula="of:=[.C123]=[.F12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= &lt;/symbol&gt;</text:p>
          </table:table-cell>
          <table:table-cell table:number-columns-repeated="2"/>
          <table:table-cell office:value-type="string" calcext:value-type="string">
            <text:p>&lt;symbol&gt; = &lt;/symbol&gt;</text:p>
          </table:table-cell>
          <table:table-cell table:formula="of:=[.C124]=[.F12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125]=[.F12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126]=[.F12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tringConstant&gt; string constant &lt;/stringConstant&gt;</text:p>
          </table:table-cell>
          <table:table-cell table:number-columns-repeated="2"/>
          <table:table-cell office:value-type="string" calcext:value-type="string">
            <text:p>&lt;stringConstant&gt; string constant &lt;/stringConstant&gt;</text:p>
          </table:table-cell>
          <table:table-cell table:formula="of:=[.C127]=[.F12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128]=[.F12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129]=[.F12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130]=[.F13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letStatement&gt;</text:p>
          </table:table-cell>
          <table:table-cell table:number-columns-repeated="2"/>
          <table:table-cell office:value-type="string" calcext:value-type="string">
            <text:p>&lt;/letStatement&gt;</text:p>
          </table:table-cell>
          <table:table-cell table:formula="of:=[.C131]=[.F13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letStatement&gt;</text:p>
          </table:table-cell>
          <table:table-cell table:number-columns-repeated="2"/>
          <table:table-cell office:value-type="string" calcext:value-type="string">
            <text:p>&lt;letStatement&gt;</text:p>
          </table:table-cell>
          <table:table-cell table:formula="of:=[.C132]=[.F13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formula="of:=[.C133]=[.F13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s &lt;/identifier&gt;</text:p>
          </table:table-cell>
          <table:table-cell table:number-columns-repeated="2"/>
          <table:table-cell office:value-type="string" calcext:value-type="string">
            <text:p>&lt;identifier&gt; s &lt;/identifier&gt;</text:p>
          </table:table-cell>
          <table:table-cell table:formula="of:=[.C134]=[.F13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= &lt;/symbol&gt;</text:p>
          </table:table-cell>
          <table:table-cell table:number-columns-repeated="2"/>
          <table:table-cell office:value-type="string" calcext:value-type="string">
            <text:p>&lt;symbol&gt; = &lt;/symbol&gt;</text:p>
          </table:table-cell>
          <table:table-cell table:formula="of:=[.C135]=[.F13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136]=[.F13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137]=[.F13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null &lt;/keyword&gt;</text:p>
          </table:table-cell>
          <table:table-cell table:number-columns-repeated="2"/>
          <table:table-cell office:value-type="string" calcext:value-type="string">
            <text:p>&lt;keyword&gt; null &lt;/keyword&gt;</text:p>
          </table:table-cell>
          <table:table-cell table:formula="of:=[.C138]=[.F13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139]=[.F13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140]=[.F14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141]=[.F14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letStatement&gt;</text:p>
          </table:table-cell>
          <table:table-cell table:number-columns-repeated="2"/>
          <table:table-cell office:value-type="string" calcext:value-type="string">
            <text:p>&lt;/letStatement&gt;</text:p>
          </table:table-cell>
          <table:table-cell table:formula="of:=[.C142]=[.F14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letStatement&gt;</text:p>
          </table:table-cell>
          <table:table-cell table:number-columns-repeated="2"/>
          <table:table-cell office:value-type="string" calcext:value-type="string">
            <text:p>&lt;letStatement&gt;</text:p>
          </table:table-cell>
          <table:table-cell table:formula="of:=[.C143]=[.F14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formula="of:=[.C144]=[.F14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a &lt;/identifier&gt;</text:p>
          </table:table-cell>
          <table:table-cell table:number-columns-repeated="2"/>
          <table:table-cell office:value-type="string" calcext:value-type="string">
            <text:p>&lt;identifier&gt; a &lt;/identifier&gt;</text:p>
          </table:table-cell>
          <table:table-cell table:formula="of:=[.C145]=[.F14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[ &lt;/symbol&gt;</text:p>
          </table:table-cell>
          <table:table-cell table:number-columns-repeated="2"/>
          <table:table-cell office:value-type="string" calcext:value-type="string">
            <text:p>&lt;symbol&gt; [ &lt;/symbol&gt;</text:p>
          </table:table-cell>
          <table:table-cell table:formula="of:=[.C146]=[.F14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147]=[.F14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148]=[.F14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ntegerConstant&gt; 1 &lt;/integerConstant&gt;</text:p>
          </table:table-cell>
          <table:table-cell table:number-columns-repeated="2"/>
          <table:table-cell office:value-type="string" calcext:value-type="string">
            <text:p>&lt;integerConstant&gt; 1 &lt;/integerConstant&gt;</text:p>
          </table:table-cell>
          <table:table-cell table:formula="of:=[.C149]=[.F14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150]=[.F15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151]=[.F15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] &lt;/symbol&gt;</text:p>
          </table:table-cell>
          <table:table-cell table:number-columns-repeated="2"/>
          <table:table-cell office:value-type="string" calcext:value-type="string">
            <text:p>&lt;symbol&gt; ] &lt;/symbol&gt;</text:p>
          </table:table-cell>
          <table:table-cell table:formula="of:=[.C152]=[.F15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= &lt;/symbol&gt;</text:p>
          </table:table-cell>
          <table:table-cell table:number-columns-repeated="2"/>
          <table:table-cell office:value-type="string" calcext:value-type="string">
            <text:p>&lt;symbol&gt; = &lt;/symbol&gt;</text:p>
          </table:table-cell>
          <table:table-cell table:formula="of:=[.C153]=[.F15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154]=[.F15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155]=[.F15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a &lt;/identifier&gt;</text:p>
          </table:table-cell>
          <table:table-cell table:number-columns-repeated="2"/>
          <table:table-cell office:value-type="string" calcext:value-type="string">
            <text:p>&lt;identifier&gt; a &lt;/identifier&gt;</text:p>
          </table:table-cell>
          <table:table-cell table:formula="of:=[.C156]=[.F15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[ &lt;/symbol&gt;</text:p>
          </table:table-cell>
          <table:table-cell table:number-columns-repeated="2"/>
          <table:table-cell office:value-type="string" calcext:value-type="string">
            <text:p>&lt;symbol&gt; [ &lt;/symbol&gt;</text:p>
          </table:table-cell>
          <table:table-cell table:formula="of:=[.C157]=[.F15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158]=[.F15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159]=[.F15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ntegerConstant&gt; 2 &lt;/integerConstant&gt;</text:p>
          </table:table-cell>
          <table:table-cell table:number-columns-repeated="2"/>
          <table:table-cell office:value-type="string" calcext:value-type="string">
            <text:p>&lt;integerConstant&gt; 2 &lt;/integerConstant&gt;</text:p>
          </table:table-cell>
          <table:table-cell table:formula="of:=[.C160]=[.F16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161]=[.F16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162]=[.F16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] &lt;/symbol&gt;</text:p>
          </table:table-cell>
          <table:table-cell table:number-columns-repeated="2"/>
          <table:table-cell office:value-type="string" calcext:value-type="string">
            <text:p>&lt;symbol&gt; ] &lt;/symbol&gt;</text:p>
          </table:table-cell>
          <table:table-cell table:formula="of:=[.C163]=[.F16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164]=[.F16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165]=[.F16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166]=[.F16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letStatement&gt;</text:p>
          </table:table-cell>
          <table:table-cell table:number-columns-repeated="2"/>
          <table:table-cell office:value-type="string" calcext:value-type="string">
            <text:p>&lt;/letStatement&gt;</text:p>
          </table:table-cell>
          <table:table-cell table:formula="of:=[.C167]=[.F16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statements&gt;</text:p>
          </table:table-cell>
          <table:table-cell table:number-columns-repeated="2"/>
          <table:table-cell office:value-type="string" calcext:value-type="string">
            <text:p>&lt;/statements&gt;</text:p>
          </table:table-cell>
          <table:table-cell table:formula="of:=[.C168]=[.F16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} &lt;/symbol&gt;</text:p>
          </table:table-cell>
          <table:table-cell table:number-columns-repeated="2"/>
          <table:table-cell office:value-type="string" calcext:value-type="string">
            <text:p>&lt;symbol&gt; } &lt;/symbol&gt;</text:p>
          </table:table-cell>
          <table:table-cell table:formula="of:=[.C169]=[.F16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else &lt;/keyword&gt;</text:p>
          </table:table-cell>
          <table:table-cell table:number-columns-repeated="2"/>
          <table:table-cell office:value-type="string" calcext:value-type="string">
            <text:p>&lt;keyword&gt; else &lt;/keyword&gt;</text:p>
          </table:table-cell>
          <table:table-cell table:formula="of:=[.C170]=[.F17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{ &lt;/symbol&gt;</text:p>
          </table:table-cell>
          <table:table-cell table:number-columns-repeated="2"/>
          <table:table-cell office:value-type="string" calcext:value-type="string">
            <text:p>&lt;symbol&gt; { &lt;/symbol&gt;</text:p>
          </table:table-cell>
          <table:table-cell table:formula="of:=[.C171]=[.F17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tatements&gt;</text:p>
          </table:table-cell>
          <table:table-cell table:number-columns-repeated="2"/>
          <table:table-cell office:value-type="string" calcext:value-type="string">
            <text:p>&lt;statements&gt;</text:p>
          </table:table-cell>
          <table:table-cell table:formula="of:=[.C172]=[.F17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letStatement&gt;</text:p>
          </table:table-cell>
          <table:table-cell table:number-columns-repeated="2"/>
          <table:table-cell office:value-type="string" calcext:value-type="string">
            <text:p>&lt;letStatement&gt;</text:p>
          </table:table-cell>
          <table:table-cell table:formula="of:=[.C173]=[.F17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formula="of:=[.C174]=[.F17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i &lt;/identifier&gt;</text:p>
          </table:table-cell>
          <table:table-cell table:number-columns-repeated="2"/>
          <table:table-cell office:value-type="string" calcext:value-type="string">
            <text:p>&lt;identifier&gt; i &lt;/identifier&gt;</text:p>
          </table:table-cell>
          <table:table-cell table:formula="of:=[.C175]=[.F17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= &lt;/symbol&gt;</text:p>
          </table:table-cell>
          <table:table-cell table:number-columns-repeated="2"/>
          <table:table-cell office:value-type="string" calcext:value-type="string">
            <text:p>&lt;symbol&gt; = &lt;/symbol&gt;</text:p>
          </table:table-cell>
          <table:table-cell table:formula="of:=[.C176]=[.F17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177]=[.F17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178]=[.F17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i &lt;/identifier&gt;</text:p>
          </table:table-cell>
          <table:table-cell table:number-columns-repeated="2"/>
          <table:table-cell office:value-type="string" calcext:value-type="string">
            <text:p>&lt;identifier&gt; i &lt;/identifier&gt;</text:p>
          </table:table-cell>
          <table:table-cell table:formula="of:=[.C179]=[.F17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180]=[.F18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* &lt;/symbol&gt;</text:p>
          </table:table-cell>
          <table:table-cell table:number-columns-repeated="2"/>
          <table:table-cell office:value-type="string" calcext:value-type="string">
            <text:p>&lt;symbol&gt; * &lt;/symbol&gt;</text:p>
          </table:table-cell>
          <table:table-cell table:formula="of:=[.C181]=[.F18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182]=[.F18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( &lt;/symbol&gt;</text:p>
          </table:table-cell>
          <table:table-cell table:number-columns-repeated="2"/>
          <table:table-cell office:value-type="string" calcext:value-type="string">
            <text:p>&lt;symbol&gt; ( &lt;/symbol&gt;</text:p>
          </table:table-cell>
          <table:table-cell table:formula="of:=[.C183]=[.F18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184]=[.F18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185]=[.F18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- &lt;/symbol&gt;</text:p>
          </table:table-cell>
          <table:table-cell table:number-columns-repeated="2"/>
          <table:table-cell office:value-type="string" calcext:value-type="string">
            <text:p>&lt;symbol&gt; - &lt;/symbol&gt;</text:p>
          </table:table-cell>
          <table:table-cell table:formula="of:=[.C186]=[.F18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187]=[.F18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j &lt;/identifier&gt;</text:p>
          </table:table-cell>
          <table:table-cell table:number-columns-repeated="2"/>
          <table:table-cell office:value-type="string" calcext:value-type="string">
            <text:p>&lt;identifier&gt; j &lt;/identifier&gt;</text:p>
          </table:table-cell>
          <table:table-cell table:formula="of:=[.C188]=[.F18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189]=[.F18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190]=[.F19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191]=[.F19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) &lt;/symbol&gt;</text:p>
          </table:table-cell>
          <table:table-cell table:number-columns-repeated="2"/>
          <table:table-cell office:value-type="string" calcext:value-type="string">
            <text:p>&lt;symbol&gt; ) &lt;/symbol&gt;</text:p>
          </table:table-cell>
          <table:table-cell table:formula="of:=[.C192]=[.F19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193]=[.F19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194]=[.F19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195]=[.F19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letStatement&gt;</text:p>
          </table:table-cell>
          <table:table-cell table:number-columns-repeated="2"/>
          <table:table-cell office:value-type="string" calcext:value-type="string">
            <text:p>&lt;/letStatement&gt;</text:p>
          </table:table-cell>
          <table:table-cell table:formula="of:=[.C196]=[.F19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letStatement&gt;</text:p>
          </table:table-cell>
          <table:table-cell table:number-columns-repeated="2"/>
          <table:table-cell office:value-type="string" calcext:value-type="string">
            <text:p>&lt;letStatement&gt;</text:p>
          </table:table-cell>
          <table:table-cell table:formula="of:=[.C197]=[.F19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formula="of:=[.C198]=[.F19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j &lt;/identifier&gt;</text:p>
          </table:table-cell>
          <table:table-cell table:number-columns-repeated="2"/>
          <table:table-cell office:value-type="string" calcext:value-type="string">
            <text:p>&lt;identifier&gt; j &lt;/identifier&gt;</text:p>
          </table:table-cell>
          <table:table-cell table:formula="of:=[.C199]=[.F19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= &lt;/symbol&gt;</text:p>
          </table:table-cell>
          <table:table-cell table:number-columns-repeated="2"/>
          <table:table-cell office:value-type="string" calcext:value-type="string">
            <text:p>&lt;symbol&gt; = &lt;/symbol&gt;</text:p>
          </table:table-cell>
          <table:table-cell table:formula="of:=[.C200]=[.F20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201]=[.F20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202]=[.F20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j &lt;/identifier&gt;</text:p>
          </table:table-cell>
          <table:table-cell table:number-columns-repeated="2"/>
          <table:table-cell office:value-type="string" calcext:value-type="string">
            <text:p>&lt;identifier&gt; j &lt;/identifier&gt;</text:p>
          </table:table-cell>
          <table:table-cell table:formula="of:=[.C203]=[.F20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204]=[.F20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/ &lt;/symbol&gt;</text:p>
          </table:table-cell>
          <table:table-cell table:number-columns-repeated="2"/>
          <table:table-cell office:value-type="string" calcext:value-type="string">
            <text:p>&lt;symbol&gt; / &lt;/symbol&gt;</text:p>
          </table:table-cell>
          <table:table-cell table:formula="of:=[.C205]=[.F20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206]=[.F20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( &lt;/symbol&gt;</text:p>
          </table:table-cell>
          <table:table-cell table:number-columns-repeated="2"/>
          <table:table-cell office:value-type="string" calcext:value-type="string">
            <text:p>&lt;symbol&gt; ( &lt;/symbol&gt;</text:p>
          </table:table-cell>
          <table:table-cell table:formula="of:=[.C207]=[.F20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208]=[.F20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209]=[.F20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- &lt;/symbol&gt;</text:p>
          </table:table-cell>
          <table:table-cell table:number-columns-repeated="2"/>
          <table:table-cell office:value-type="string" calcext:value-type="string">
            <text:p>&lt;symbol&gt; - &lt;/symbol&gt;</text:p>
          </table:table-cell>
          <table:table-cell table:formula="of:=[.C210]=[.F21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211]=[.F21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ntegerConstant&gt; 2 &lt;/integerConstant&gt;</text:p>
          </table:table-cell>
          <table:table-cell table:number-columns-repeated="2"/>
          <table:table-cell office:value-type="string" calcext:value-type="string">
            <text:p>&lt;integerConstant&gt; 2 &lt;/integerConstant&gt;</text:p>
          </table:table-cell>
          <table:table-cell table:formula="of:=[.C212]=[.F21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213]=[.F21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214]=[.F21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215]=[.F21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) &lt;/symbol&gt;</text:p>
          </table:table-cell>
          <table:table-cell table:number-columns-repeated="2"/>
          <table:table-cell office:value-type="string" calcext:value-type="string">
            <text:p>&lt;symbol&gt; ) &lt;/symbol&gt;</text:p>
          </table:table-cell>
          <table:table-cell table:formula="of:=[.C216]=[.F21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217]=[.F21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218]=[.F21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219]=[.F21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letStatement&gt;</text:p>
          </table:table-cell>
          <table:table-cell table:number-columns-repeated="2"/>
          <table:table-cell office:value-type="string" calcext:value-type="string">
            <text:p>&lt;/letStatement&gt;</text:p>
          </table:table-cell>
          <table:table-cell table:formula="of:=[.C220]=[.F22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letStatement&gt;</text:p>
          </table:table-cell>
          <table:table-cell table:number-columns-repeated="2"/>
          <table:table-cell office:value-type="string" calcext:value-type="string">
            <text:p>&lt;letStatement&gt;</text:p>
          </table:table-cell>
          <table:table-cell table:formula="of:=[.C221]=[.F22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number-columns-repeated="2"/>
          <table:table-cell office:value-type="string" calcext:value-type="string">
            <text:p>&lt;keyword&gt; let &lt;/keyword&gt;</text:p>
          </table:table-cell>
          <table:table-cell table:formula="of:=[.C222]=[.F22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i &lt;/identifier&gt;</text:p>
          </table:table-cell>
          <table:table-cell table:number-columns-repeated="2"/>
          <table:table-cell office:value-type="string" calcext:value-type="string">
            <text:p>&lt;identifier&gt; i &lt;/identifier&gt;</text:p>
          </table:table-cell>
          <table:table-cell table:formula="of:=[.C223]=[.F22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= &lt;/symbol&gt;</text:p>
          </table:table-cell>
          <table:table-cell table:number-columns-repeated="2"/>
          <table:table-cell office:value-type="string" calcext:value-type="string">
            <text:p>&lt;symbol&gt; = &lt;/symbol&gt;</text:p>
          </table:table-cell>
          <table:table-cell table:formula="of:=[.C224]=[.F22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expression&gt;</text:p>
          </table:table-cell>
          <table:table-cell table:number-columns-repeated="2"/>
          <table:table-cell office:value-type="string" calcext:value-type="string">
            <text:p>&lt;expression&gt;</text:p>
          </table:table-cell>
          <table:table-cell table:formula="of:=[.C225]=[.F22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226]=[.F22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i &lt;/identifier&gt;</text:p>
          </table:table-cell>
          <table:table-cell table:number-columns-repeated="2"/>
          <table:table-cell office:value-type="string" calcext:value-type="string">
            <text:p>&lt;identifier&gt; i &lt;/identifier&gt;</text:p>
          </table:table-cell>
          <table:table-cell table:formula="of:=[.C227]=[.F22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228]=[.F22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| &lt;/symbol&gt;</text:p>
          </table:table-cell>
          <table:table-cell table:number-columns-repeated="2"/>
          <table:table-cell office:value-type="string" calcext:value-type="string">
            <text:p>&lt;symbol&gt; | &lt;/symbol&gt;</text:p>
          </table:table-cell>
          <table:table-cell table:formula="of:=[.C229]=[.F22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term&gt;</text:p>
          </table:table-cell>
          <table:table-cell table:number-columns-repeated="2"/>
          <table:table-cell office:value-type="string" calcext:value-type="string">
            <text:p>&lt;term&gt;</text:p>
          </table:table-cell>
          <table:table-cell table:formula="of:=[.C230]=[.F23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identifier&gt; j &lt;/identifier&gt;</text:p>
          </table:table-cell>
          <table:table-cell table:number-columns-repeated="2"/>
          <table:table-cell office:value-type="string" calcext:value-type="string">
            <text:p>&lt;identifier&gt; j &lt;/identifier&gt;</text:p>
          </table:table-cell>
          <table:table-cell table:formula="of:=[.C231]=[.F23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term&gt;</text:p>
          </table:table-cell>
          <table:table-cell table:number-columns-repeated="2"/>
          <table:table-cell office:value-type="string" calcext:value-type="string">
            <text:p>&lt;/term&gt;</text:p>
          </table:table-cell>
          <table:table-cell table:formula="of:=[.C232]=[.F23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expression&gt;</text:p>
          </table:table-cell>
          <table:table-cell table:number-columns-repeated="2"/>
          <table:table-cell office:value-type="string" calcext:value-type="string">
            <text:p>&lt;/expression&gt;</text:p>
          </table:table-cell>
          <table:table-cell table:formula="of:=[.C233]=[.F23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234]=[.F23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letStatement&gt;</text:p>
          </table:table-cell>
          <table:table-cell table:number-columns-repeated="2"/>
          <table:table-cell office:value-type="string" calcext:value-type="string">
            <text:p>&lt;/letStatement&gt;</text:p>
          </table:table-cell>
          <table:table-cell table:formula="of:=[.C235]=[.F23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statements&gt;</text:p>
          </table:table-cell>
          <table:table-cell table:number-columns-repeated="2"/>
          <table:table-cell office:value-type="string" calcext:value-type="string">
            <text:p>&lt;/statements&gt;</text:p>
          </table:table-cell>
          <table:table-cell table:formula="of:=[.C236]=[.F23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} &lt;/symbol&gt;</text:p>
          </table:table-cell>
          <table:table-cell table:number-columns-repeated="2"/>
          <table:table-cell office:value-type="string" calcext:value-type="string">
            <text:p>&lt;symbol&gt; } &lt;/symbol&gt;</text:p>
          </table:table-cell>
          <table:table-cell table:formula="of:=[.C237]=[.F23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ifStatement&gt;</text:p>
          </table:table-cell>
          <table:table-cell table:number-columns-repeated="2"/>
          <table:table-cell office:value-type="string" calcext:value-type="string">
            <text:p>&lt;/ifStatement&gt;</text:p>
          </table:table-cell>
          <table:table-cell table:formula="of:=[.C238]=[.F238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returnStatement&gt;</text:p>
          </table:table-cell>
          <table:table-cell table:number-columns-repeated="2"/>
          <table:table-cell office:value-type="string" calcext:value-type="string">
            <text:p>&lt;returnStatement&gt;</text:p>
          </table:table-cell>
          <table:table-cell table:formula="of:=[.C239]=[.F239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keyword&gt; return &lt;/keyword&gt;</text:p>
          </table:table-cell>
          <table:table-cell table:number-columns-repeated="2"/>
          <table:table-cell office:value-type="string" calcext:value-type="string">
            <text:p>&lt;keyword&gt; return &lt;/keyword&gt;</text:p>
          </table:table-cell>
          <table:table-cell table:formula="of:=[.C240]=[.F240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; &lt;/symbol&gt;</text:p>
          </table:table-cell>
          <table:table-cell table:number-columns-repeated="2"/>
          <table:table-cell office:value-type="string" calcext:value-type="string">
            <text:p>&lt;symbol&gt; ; &lt;/symbol&gt;</text:p>
          </table:table-cell>
          <table:table-cell table:formula="of:=[.C241]=[.F241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returnStatement&gt;</text:p>
          </table:table-cell>
          <table:table-cell table:number-columns-repeated="2"/>
          <table:table-cell office:value-type="string" calcext:value-type="string">
            <text:p>&lt;/returnStatement&gt;</text:p>
          </table:table-cell>
          <table:table-cell table:formula="of:=[.C242]=[.F242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statements&gt;</text:p>
          </table:table-cell>
          <table:table-cell table:number-columns-repeated="2"/>
          <table:table-cell office:value-type="string" calcext:value-type="string">
            <text:p>&lt;/statements&gt;</text:p>
          </table:table-cell>
          <table:table-cell table:formula="of:=[.C243]=[.F243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} &lt;/symbol&gt;</text:p>
          </table:table-cell>
          <table:table-cell table:number-columns-repeated="2"/>
          <table:table-cell office:value-type="string" calcext:value-type="string">
            <text:p>&lt;symbol&gt; } &lt;/symbol&gt;</text:p>
          </table:table-cell>
          <table:table-cell table:formula="of:=[.C244]=[.F244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subroutineBody&gt;</text:p>
          </table:table-cell>
          <table:table-cell table:number-columns-repeated="2"/>
          <table:table-cell office:value-type="string" calcext:value-type="string">
            <text:p>&lt;/subroutineBody&gt;</text:p>
          </table:table-cell>
          <table:table-cell table:formula="of:=[.C245]=[.F245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subroutineDec&gt;</text:p>
          </table:table-cell>
          <table:table-cell table:number-columns-repeated="2"/>
          <table:table-cell office:value-type="string" calcext:value-type="string">
            <text:p>&lt;/subroutineDec&gt;</text:p>
          </table:table-cell>
          <table:table-cell table:formula="of:=[.C246]=[.F246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symbol&gt; } &lt;/symbol&gt;</text:p>
          </table:table-cell>
          <table:table-cell table:number-columns-repeated="2"/>
          <table:table-cell office:value-type="string" calcext:value-type="string">
            <text:p>&lt;symbol&gt; } &lt;/symbol&gt;</text:p>
          </table:table-cell>
          <table:table-cell table:formula="of:=[.C247]=[.F247]" office:value-type="boolean" office:boolean-value="true" calcext:value-type="boolean">
            <text:p>VERDADEI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/class&gt;</text:p>
          </table:table-cell>
          <table:table-cell table:number-columns-repeated="2"/>
          <table:table-cell office:value-type="string" calcext:value-type="string">
            <text:p>&lt;/class&gt;</text:p>
          </table:table-cell>
          <table:table-cell table:formula="of:=[.C248]=[.F248]" office:value-type="boolean" office:boolean-value="true" calcext:value-type="boolean">
            <text:p>VERDADEI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13:41:05.998000000</meta:creation-date>
    <dc:date>2022-11-14T14:09:01.847000000</dc:date>
    <meta:editing-duration>PT11M45S</meta:editing-duration>
    <meta:editing-cycles>1</meta:editing-cycles>
    <meta:document-statistic meta:table-count="1" meta:cell-count="734" meta:object-count="0"/>
    <meta:generator>LibreOffice/7.3.6.2$Windows_X86_64 LibreOffice_project/c28ca90fd6e1a19e189fc16c05f8f8924961e12e</meta:generator>
  </office:meta>
</office:document-meta>
</file>